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BODY"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2"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color="#000000" fo:font-size="10.5pt" fo:font-weight="normal" style:font-size-asian="10.5pt" style:font-weight-asian="normal" style:font-size-complex="10.5pt" style:font-weight-complex="normal"/>
    </style:style>
    <style:style style:name="P3"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4" style:family="paragraph" style:parent-style-name="_5b_Normal_5d_" style:list-style-name="">
      <style:paragraph-properties fo:margin-left="0in" fo:margin-right="0in" fo:margin-top="0in" fo:margin-bottom="0in" fo:line-height="100%" fo:text-align="start" style:justify-single-word="false" fo:text-indent="0in" style:auto-text-indent="false" style:text-autospace="none" style:writing-mode="lr-tb"/>
      <style:text-properties style:font-name="Georgia" fo:font-size="10.5pt" style:font-size-asian="10.5pt" style:font-size-complex="10.5pt"/>
    </style:style>
    <style:style style:name="P5" style:family="paragraph" style:parent-style-name="Standard" style:master-page-name="Standard">
      <style:paragraph-properties fo:text-align="center" style:justify-single-word="false" style:page-number="auto"/>
      <style:text-properties style:font-name="Georgia" fo:font-size="14pt" style:font-size-asian="14pt" style:font-size-complex="14pt"/>
    </style:style>
    <style:style style:name="P6"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font-style="normal" fo:font-weight="normal" style:font-size-asian="10.5pt" style:font-weight-asian="normal" style:font-size-complex="10.5pt" style:font-weight-complex="normal"/>
    </style:style>
    <style:style style:name="P7" style:family="paragraph" style:parent-style-name="Standard">
      <style:paragraph-properties fo:margin-top="0in" fo:margin-bottom="0in" fo:line-height="100%" fo:text-align="start" style:justify-single-word="false"/>
      <style:text-properties fo:font-variant="normal" fo:text-transform="none" fo:color="#000000" style:font-name="Georgia" fo:font-size="10.5pt" fo:letter-spacing="normal" fo:language="none" fo:country="none" fo:font-style="normal" fo:font-weight="normal" style:font-name-asian="Georgia" style:font-size-asian="10.5pt" style:language-asian="none" style:country-asian="none" style:font-weight-asian="normal" style:font-name-complex="Georgia" style:font-size-complex="10.5pt" style:language-complex="none" style:country-complex="none" style:font-weight-complex="normal"/>
    </style:style>
    <style:style style:name="P8" style:family="paragraph" style:parent-style-name="Standard">
      <style:paragraph-properties fo:margin-top="0in" fo:margin-bottom="0in" fo:line-height="100%"/>
      <style:text-properties fo:color="#000000" style:font-name="Georgia" fo:font-size="10.5pt" fo:font-weight="normal" style:font-size-asian="10.5pt" style:font-weight-asian="normal" style:font-size-complex="10.5pt" style:font-weight-complex="normal"/>
    </style:style>
    <style:style style:name="P9" style:family="paragraph" style:parent-style-name="Standard">
      <style:paragraph-properties fo:margin-top="0in" fo:margin-bottom="0in" fo:line-height="100%" fo:text-align="start" style:justify-single-word="false"/>
      <style:text-properties fo:color="#000000" fo:font-size="10.5pt" fo:font-weight="normal" style:font-size-asian="10.5pt" style:font-weight-asian="normal" style:font-size-complex="10.5pt" style:font-weight-complex="normal"/>
    </style:style>
    <style:style style:name="T1" style:family="text">
      <style:text-properties fo:font-weight="bold" style:font-weight-asian="bold" style:font-weight-complex="bold"/>
    </style:style>
    <style:style style:name="T2" style:family="text">
      <style:text-properties fo:font-variant="normal" fo:text-transform="none" fo:color="#000000" fo:letter-spacing="normal" fo:font-style="normal" fo:font-weight="bold" style:font-weight-asian="bold" style:font-weight-complex="bold"/>
    </style:style>
    <style:style style:name="T3" style:family="text">
      <style:text-properties fo:font-variant="normal" fo:text-transform="none" fo:color="#000000" fo:letter-spacing="normal" fo:font-style="normal" fo:font-weight="normal" style:font-weight-asian="normal" style:font-weight-complex="normal"/>
    </style:style>
    <style:style style:name="T4" style:family="text">
      <style:text-properties style:font-name="Georgia" fo:language="none" fo:country="none" style:font-name-asian="Georgia" style:language-asian="none" style:country-asian="none" style:font-name-complex="Georgia" style:language-complex="none" style:country-complex="none"/>
    </style:style>
    <style:style style:name="T5" style:family="text">
      <style:text-properties style:font-name="Georgia" fo:language="none" fo:country="none" fo:font-weight="bold" style:font-name-asian="Georgia" style:language-asian="none" style:country-asian="none" style:font-weight-asian="bold" style:font-name-complex="Georgia" style:language-complex="none" style:country-complex="none" style:font-weight-complex="bold"/>
    </style:style>
    <style:style style:name="T6" style:family="text">
      <style:text-properties style:font-name="Georgia" fo:language="en" fo:country="US" style:font-name-asian="Georgia" style:language-asian="none" style:country-asian="none" style:font-name-complex="Georgia" style:language-complex="none" style:country-complex="none"/>
    </style:style>
    <style:style style:name="T7" style:family="text">
      <style:text-properties style:font-name="Georgia" fo:language="en" fo:country="US" fo:font-weight="bold" style:font-name-asian="Georgia" style:language-asian="none" style:country-asian="none" style:font-weight-asian="bold" style:font-name-complex="Georgia" style:language-complex="none" style:country-complex="none" style:font-weight-complex="bold"/>
    </style:style>
    <style:style style:name="T8" style:family="text">
      <style:text-properties fo:font-size="12pt" fo:language="none" fo:country="none" style:font-name-asian="Georgia" style:font-size-asian="12pt" style:language-asian="none" style:country-asian="none" style:font-name-complex="Georgia" style:font-size-complex="12pt" style:language-complex="none" style:country-complex="none"/>
    </style:style>
    <style:style style:name="T9" style:family="text">
      <style:text-properties fo:language="none" fo:country="none" style:font-name-asian="Georgia" style:language-asian="none" style:country-asian="none" style:font-name-complex="Georgia" style:language-complex="none" style:country-complex="none"/>
    </style:style>
    <style:style style:name="T10" style:family="text">
      <style:text-properties fo:language="none" fo:country="none" fo:font-style="italic" style:font-name-asian="Georgia" style:language-asian="none" style:country-asian="none" style:font-style-asian="italic" style:font-name-complex="Georgia" style:language-complex="none" style:country-complex="none" style:font-style-complex="italic"/>
    </style:style>
    <style:style style:name="T11" style:family="text">
      <style:text-properties fo:font-size="10pt" fo:language="none" fo:country="none" style:font-name-asian="Georgia" style:font-size-asian="10pt" style:language-asian="none" style:country-asian="none" style:font-name-complex="Georgia" style:font-size-complex="10pt" style:language-complex="none" style:country-complex="non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efeating Unbeatable Enemies</text:span> </text:p>
      <text:p text:style-name="P8"><text:span text:style-name="T1">Read:</text:span> I Samuel 17</text:p>
      <text:p text:style-name="P8"/>
      <text:p text:style-name="P8"><text:span text:style-name="T1">Text: </text:span><text:s/>I Samuel 17:29<text:span text:style-name="T9"> <text:s/>And David said, What have I now done? </text:span><text:span text:style-name="T10">Is there</text:span><text:span text:style-name="T9"> not a cause?</text:span></text:p>
      <text:p text:style-name="P8"><text:span text:style-name="T9"/></text:p>
      <text:p text:style-name="P6"><text:span text:style-name="T1">Introduction:</text:span> As I was studying this chapter in preparation for Wed-nesday's Bible study I decided that this should be preached today. <text:s/>I was struck with the differences between David and Goliath as well as between the Philistines and the Israelites. <text:s/>It was these differences that should forecast the incredible ending of the story.</text:p>
      <text:p text:style-name="P6"/>
      <text:p text:style-name="P6"><text:span text:style-name="T1">Geography:</text:span> Both sides had the high ground and for either side to ad-vance someone would have to descend into the valley, cross a brook, and then climb up the other mountain to meet the enemy. <text:s/>The one initiating the battle would be at a military disadvantage. <text:s/>This gives the Philistines the first advantage.</text:p>
      <text:p text:style-name="P6"/>
      <text:p text:style-name="P7"><text:span text:style-name="T1">Title:</text:span> the scripture plainly says that Goliath was a champion as well as a man of war. <text:s/>David, on the other hand is described as a youth and Goliath indicated that he was like a kid coming with a wooden sword. <text:s/>No one would argue that David had an advantage here.</text:p>
      <text:p text:style-name="P7"/>
      <text:p text:style-name="P7"><text:span text:style-name="T1">Size:</text:span> Goliath was over 9 feet tall and we know from the last chapter that David was of a short stature. <text:s/>In a battle this would definitely give the advantage to Goliath.</text:p>
      <text:p text:style-name="P7"/>
      <text:p text:style-name="P7"><text:span text:style-name="T1">Armor: </text:span>Goliath had a 13 foot long spear, a helmet made of brass, a coat of brass mail weighing nearly 200 pounds and a huge spear. <text:s/>He had armor covering his legs and chest. <text:s/>His shield was so large that a separate man was used just to hold it in front of him. <text:s/>What did David have? <text:s/>A sling and five stones. <text:s/>Add to all this that Goliath had earned his armor but David had not earned any armor. <text:s/>Advantage...Goliath.</text:p>
      <text:p text:style-name="P7"/>
      <text:p text:style-name="P7"><text:span text:style-name="T1">Man vs Boy:</text:span> <text:s/>Goliath demanded that Israel send a man to fight with him but Israel sent a boy. <text:s/>Advantage...Goliath.</text:p>
      <text:p text:style-name="P9"><text:span text:style-name="T4"/></text:p>
      <text:p text:style-name="P9"><text:span text:style-name="T5">Confidence:</text:span><text:span text:style-name="T4"> <text:s/>The Philistines and Goliath were bold, </text:span><text:span text:style-name="T6">boisterous</text:span><text:span text:style-name="T4">, and confident. <text:s/>They were unafraid and said so. <text:s/>The army of Israel were full of fear. <text:s/>They trembled, knowing that they didn't have a man capable or even willing to fight this giant. <text:s/>Advantage...Goliath.</text:span></text:p>
      <text:p text:style-name="P9"><text:span text:style-name="T4"/></text:p>
      <text:p text:style-name="P9"><text:span text:style-name="T5">Experience:</text:span><text:span text:style-name="T4"> <text:s/>Goliath was an experienced warrior. <text:s/>He had faced men in battle and killed men. <text:s/>David had never fought with another man before. <text:s/>He did have experience with killing a couple of animals but never a fellow human being. <text:s/>Advantage...Goliath</text:span></text:p>
      <text:p text:style-name="P9"><text:span text:style-name="T4"/></text:p>
      <text:p text:style-name="P9"><text:span text:style-name="T5">Time:</text:span><text:span text:style-name="T4"> <text:s/>Goliath had been issuing his challenge for 40 days. <text:s/>The </text:span><text:span text:style-name="T6">Israelites</text:span><text:span text:style-name="T4"> had been hearing the challenge twice a day; day after day. <text:s/>They were terrorized and demoralized. <text:s/>Many of them probably wondered if anyone would be brave enough to volunteer. <text:s/>They wished someone would step up. <text:s/>Perhaps they thought of getting some people together and rushing him but they failed to act. <text:s/>Along comes this kid: David. <text:s/>He begins won-dering (out loud) why no one has taken up the challenge. <text:s/>His brother gets upset with him and puts him down. <text:s/>With less than one day after he hears the challenge David decides to respond to the challenge.</text:span></text:p>
      <text:p text:style-name="P9"><text:span text:style-name="T4">Advantage: David</text:span></text:p>
      <text:p text:style-name="P1"><text:span text:style-name="T4"/></text:p>
      <text:p text:style-name="P2"><text:span text:style-name="T5">Faith:</text:span><text:span text:style-name="T4"> The Philistines trusted in a false god and had confidence in Goliath. <text:s/>David trusted in the only true God and had confidence that God would stand on the side of His people. <text:s/>Advantage...David</text:span></text:p>
      <text:p text:style-name="P2"><text:span text:style-name="T4"/></text:p>
      <text:p text:style-name="P2"><text:span text:style-name="T5">Love:</text:span><text:span text:style-name="T4"> <text:s/>Goliath loved himself; he talked about what he would do to David. <text:s/>He knew that he could beat David. <text:s/>David loved God; He talked about what God would do to Goliath. <text:s/>He knew that God could easily defeat Goliath. <text:s/>Advantage...David</text:span></text:p>
      <text:p text:style-name="P2"><text:span text:style-name="T4"/></text:p>
      <text:p text:style-name="P2"><text:span text:style-name="T5">Speech:</text:span><text:span text:style-name="T4"> <text:s/>Goliath bragged about what he would do to David. <text:s/>David bragged about what God would do to the entire Philistine army. <text:s/>Advantage...David</text:span></text:p>
      <text:p text:style-name="P2"><text:span text:style-name="T4"/></text:p>
      <text:p text:style-name="P2"><text:span text:style-name="T7">Aggression</text:span><text:span text:style-name="T5">:</text:span><text:span text:style-name="T4"> Goliath walked toward David while David ran towards the army of the Philistines and Goliath. </text:span></text:p>
      <text:p text:style-name="P1"><text:span text:style-name="T4"/></text:p>
      <text:p text:style-name="P1"><text:span text:style-name="T5">Efficiency:</text:span><text:span text:style-name="T4"> David loaded his sling while he was running to the fight. <text:s/>After Goliath fell (stunned) to the ground. David used Goliath's own sword to separate his head from his body. <text:s/>Advantage...David</text:span></text:p>
      <text:p text:style-name="P3"/>
      <text:p text:style-name="P4"><text:span text:style-name="T2">Conclude:</text:span><text:span text:style-name="T3"> <text:s/>So what about it? <text:s/>Is this just a retelling of a story that we learned in Sunday School. <text:s/>What new thing are we supposed to learn to-day? <text:s/>Perhaps it is not new but it is important to recognize that often we get more upset about what people think of us than we do about how our God is maligned. <text:s/>David was not concerned that Goliath was big for his God was bigger. He was concerned that Goliath was maligning the God of the Israelites. <text:s/>He went after Goliath because Goliath was coming against God. <text:s/>Goliath came after David in his own name but David came: “...in the name of </text:span><text:span text:style-name="T9">the LORD of hosts, the God of the armies of Israel, whom thou hast defied.”</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 </dc:creator>
    <meta:editing-cycles>12</meta:editing-cycles>
    <meta:creation-date>2014-03-28T17:34:00</meta:creation-date>
    <dc:date>2022-02-12T18:33:20.03</dc:date>
    <meta:editing-duration>PT20H17M16S</meta:editing-duration>
    <meta:generator>OpenOffice/4.1.3$Win32 OpenOffice.org_project/413m1$Build-9783</meta:generator>
    <meta:printed-by>j </meta:printed-by>
    <meta:print-date>2020-06-28T08:33:33.47</meta:print-date>
    <meta:document-statistic meta:table-count="0" meta:image-count="0" meta:object-count="0" meta:page-count="1" meta:paragraph-count="19" meta:word-count="776" meta:character-count="4447"/>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